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274cm" fo:min-width="4.96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P1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P2" style:family="paragraph"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fo:color="#0000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5" style:family="paragraph">
      <style:text-properties fo:color="#000000" fo:font-size="18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588cm" svg:height="1.016cm" svg:x="7.58cm" svg:y="1.213cm">
          <draw:text-box>
            <text:p>Object Hierarchy</text:p>
          </draw:text-box>
        </draw:frame>
        <draw:custom-shape draw:style-name="gr2" draw:text-style-name="P3" draw:layer="layout" svg:width="5.461cm" svg:height="1.524cm" svg:x="7.912cm" svg:y="2.891cm">
          <text:p text:style-name="P2"><text:span text:style-name="T1">Post Window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5.588cm" svg:height="1.016cm" svg:x="1.508cm" svg:y="6.393cm">
          <draw:text-box>
            <text:p>Header Window</text:p>
          </draw:text-box>
        </draw:frame>
        <draw:frame draw:style-name="gr3" draw:text-style-name="P4" draw:layer="layout" svg:width="4.376cm" svg:height="0.962cm" svg:x="10.777cm" svg:y="6.42cm">
          <draw:text-box>
            <text:p text:style-name="P5">Body Window</text:p>
          </draw:text-box>
        </draw:frame>
        <draw:line draw:style-name="gr4" draw:text-style-name="P6" draw:layer="layout" svg:x1="8.62cm" svg:y1="4.556cm" svg:x2="5.445cm" svg:y2="6.207cm">
          <text:p/>
        </draw:line>
        <draw:line draw:style-name="gr4" draw:text-style-name="P6" draw:layer="layout" svg:x1="11.414cm" svg:y1="4.683cm" svg:x2="12.43cm" svg:y2="6.334cm">
          <text:p/>
        </draw:line>
        <draw:frame draw:style-name="gr3" draw:text-style-name="P4" draw:layer="layout" svg:width="8.177cm" svg:height="0.962cm" svg:x="0.959cm" svg:y="8.982cm">
          <draw:text-box>
            <text:p text:style-name="P5">Keyword Selection Window</text:p>
          </draw:text-box>
        </draw:frame>
        <draw:frame draw:style-name="gr3" draw:text-style-name="P4" draw:layer="layout" svg:width="5.011cm" svg:height="0.962cm" svg:x="1.34cm" svg:y="14.03cm">
          <draw:text-box>
            <text:p text:style-name="P5">Keyword Option</text:p>
          </draw:text-box>
        </draw:frame>
        <draw:line draw:style-name="gr4" draw:text-style-name="P6" draw:layer="layout" svg:x1="11.541cm" svg:y1="7.35cm" svg:x2="5.699cm" svg:y2="8.874cm">
          <text:p/>
        </draw:line>
        <draw:line draw:style-name="gr4" draw:text-style-name="P6" draw:layer="layout" svg:x1="5.191cm" svg:y1="10.144cm" svg:x2="5.191cm" svg:y2="11.287cm">
          <text:p/>
        </draw:line>
        <draw:frame draw:style-name="gr3" draw:text-style-name="P4" draw:layer="layout" svg:width="6.454cm" svg:height="0.962cm" svg:x="6.887cm" svg:y="15.309cm">
          <draw:text-box>
            <text:p text:style-name="P5">Enter Data Container</text:p>
          </draw:text-box>
        </draw:frame>
        <draw:frame draw:style-name="gr3" draw:text-style-name="P4" draw:layer="layout" svg:width="5.4cm" svg:height="0.962cm" svg:x="0.87cm" svg:y="18.216cm">
          <draw:text-box>
            <text:p text:style-name="P5">Argument Widget</text:p>
          </draw:text-box>
        </draw:frame>
        <draw:frame draw:style-name="gr3" draw:text-style-name="P4" draw:layer="layout" svg:width="6.733cm" svg:height="0.962cm" svg:x="6.387cm" svg:y="18.197cm">
          <draw:text-box>
            <text:p text:style-name="P5">Create New Argument</text:p>
          </draw:text-box>
        </draw:frame>
        <draw:line draw:style-name="gr4" draw:text-style-name="P6" draw:layer="layout" svg:x1="13.446cm" svg:y1="7.604cm" svg:x2="9.89cm" svg:y2="12.811cm">
          <text:p/>
        </draw:line>
        <draw:line draw:style-name="gr4" draw:text-style-name="P6" draw:layer="layout" svg:x1="8.074cm" svg:y1="16.43cm" svg:x2="4.391cm" svg:y2="17.827cm">
          <text:p/>
        </draw:line>
        <draw:line draw:style-name="gr4" draw:text-style-name="P6" draw:layer="layout" svg:x1="9.725cm" svg:y1="16.557cm" svg:x2="9.725cm" svg:y2="17.827cm">
          <text:p/>
        </draw:line>
        <draw:frame draw:style-name="gr3" draw:text-style-name="P4" draw:layer="layout" svg:width="7.085cm" svg:height="0.962cm" svg:x="13.07cm" svg:y="9.422cm">
          <draw:text-box>
            <text:p text:style-name="P5">New Argument Window</text:p>
          </draw:text-box>
        </draw:frame>
        <draw:frame draw:style-name="gr3" draw:text-style-name="P4" draw:layer="layout" svg:width="5.184cm" svg:height="0.962cm" svg:x="11.106cm" svg:y="20.037cm">
          <draw:text-box>
            <text:p text:style-name="P5">New Field Name</text:p>
          </draw:text-box>
        </draw:frame>
        <draw:frame draw:style-name="gr3" draw:text-style-name="P4" draw:layer="layout" svg:width="4.854cm" svg:height="0.962cm" svg:x="16.935cm" svg:y="20.031cm">
          <draw:text-box>
            <text:p text:style-name="P5">New Field Type</text:p>
          </draw:text-box>
        </draw:frame>
        <draw:frame draw:style-name="gr3" draw:text-style-name="P4" draw:layer="layout" svg:width="8.351cm" svg:height="0.962cm" svg:x="11.983cm" svg:y="22.372cm">
          <draw:text-box>
            <text:p text:style-name="P5">Finished Argument Creation</text:p>
          </draw:text-box>
        </draw:frame>
        <draw:line draw:style-name="gr4" draw:text-style-name="P6" draw:layer="layout" svg:x1="15.859cm" svg:y1="10.779cm" svg:x2="15.324cm" svg:y2="19.486cm">
          <text:p/>
        </draw:line>
        <draw:line draw:style-name="gr4" draw:text-style-name="P6" draw:layer="layout" svg:x1="18.272cm" svg:y1="10.906cm" svg:x2="19.542cm" svg:y2="19.415cm">
          <text:p/>
        </draw:line>
        <draw:line draw:style-name="gr4" draw:text-style-name="P6" draw:layer="layout" svg:x1="17.129cm" svg:y1="10.906cm" svg:x2="16.494cm" svg:y2="22.082cm">
          <text:p/>
        </draw:line>
        <draw:frame draw:style-name="gr3" draw:text-style-name="P4" draw:layer="layout" svg:width="8.668cm" svg:height="0.962cm" svg:x="0.943cm" svg:y="11.649cm">
          <draw:text-box>
            <text:p text:style-name="P5">Keyword Selection Container</text:p>
          </draw:text-box>
        </draw:frame>
        <draw:line draw:style-name="gr4" draw:text-style-name="P6" draw:layer="layout" svg:x1="3.921cm" svg:y1="12.684cm" svg:x2="3.921cm" svg:y2="14.081cm">
          <text:p/>
        </draw:line>
        <draw:frame draw:style-name="gr3" draw:text-style-name="P4" draw:layer="layout" svg:width="5.963cm" svg:height="0.962cm" svg:x="7.331cm" svg:y="13.219cm">
          <draw:text-box>
            <text:p text:style-name="P5">Enter Data Window</text:p>
          </draw:text-box>
        </draw:frame>
        <draw:line draw:style-name="gr4" draw:text-style-name="P6" draw:layer="layout" svg:x1="9.89cm" svg:y1="14.335cm" svg:x2="9.89cm" svg:y2="15.351cm">
          <text:p/>
        </draw:line>
        <draw:line draw:style-name="gr4" draw:text-style-name="P6" draw:layer="layout" svg:x1="14.97cm" svg:y1="7.477cm" svg:x2="16.875cm" svg:y2="9.255cm">
          <text:p/>
        </draw:line>
        <draw:frame draw:style-name="gr3" draw:text-style-name="P4" draw:layer="layout" svg:width="3.923cm" svg:height="0.962cm" svg:x="16.27cm" svg:y="4.286cm">
          <draw:text-box>
            <text:p text:style-name="P5">Submit Post</text:p>
          </draw:text-box>
        </draw:frame>
        <draw:line draw:style-name="gr4" draw:text-style-name="P6" draw:layer="layout" svg:x1="13.827cm" svg:y1="3.794cm" svg:x2="15.986cm" svg:y2="4.4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7:37:57.130147573</meta:creation-date>
    <dc:date>2016-01-24T18:48:59.927475486</dc:date>
    <meta:editing-duration>PT36M44S</meta:editing-duration>
    <meta:editing-cycles>1</meta:editing-cycles>
    <meta:document-statistic meta:object-count="30"/>
    <meta:generator>LibreOffice/4.4.2.2$Linux_X86_64 LibreOffice_project/40m0$Build-2</meta:generator>
  </office:meta>
</office:document-meta>
</file>